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3390000027D62A2010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color="#23ff23"/>
    </style:style>
    <style:style style:name="T4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23ff23" fo:font-weight="bold" style:font-weight-asian="bold" style:font-weight-complex="bold"/>
    </style:style>
    <style:style style:name="T6" style:family="text">
      <style:text-properties fo:color="#ffcc99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namespaces</presentation:footer-decl>
      <presentation:footer-decl presentation:name="ftr2">CMPTxxxx</presentation:footer-decl>
      <presentation:date-time-decl presentation:name="dtd1" presentation:source="fixed">2 Feb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0: Name Control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2 Feb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Review: Polymorphism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Upcasting</text:span></text:p>
              </text:list-item>
              <text:list-item>
                <text:p><text:span text:style-name="T1">Virtual</text:span> methods<text:span text:style-name="T2"><text:a xlink:href="http://twu.seanho.com/09spr/cmpt166/ticpp1/Chapter15.html"> (ch15)</text:a></text:span></text:p>
              </text:list-item>
              <text:list-item>
                <text:p><text:span text:style-name="T1">Abstract</text:span> superclasses and <text:span text:style-name="T1">pure virtual</text:span> methods</text:p>
              </text:list-item>
              <text:list-item>
                <text:p><text:span text:style-name="T1">References</text:span>, pass-by-reference, <text:span text:style-name="T1">const refs</text:span></text:p>
              </text:list-item>
              <text:list-item>
                <text:p>The <text:span text:style-name="T1">copy</text:span> constructor <text:span text:style-name="T2"><text:a xlink:href="http://twu.seanho.com/09spr/cmpt166/ticpp1/Chapter11.html">(ch11)</text:a></text:span></text:p>
              </text:list-item>
              <text:list-item>
                <text:p><text:span text:style-name="T1">Operator</text:span> overloading <text:span text:style-name="T2"><text:a xlink:href="http://twu.seanho.com/09spr/cmpt166/ticpp1/Chapter12.html">(ch12)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What's on for today: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The <text:span text:style-name="T3">static</text:span> keyword: two uses</text:p>
                <text:list>
                  <text:list-item>
                    <text:p>For local vars: <text:span text:style-name="T1">persistent</text:span> <text:span text:style-name="T1">storage</text:span></text:p>
                  </text:list-item>
                  <text:list-item>
                    <text:p>For global names:<text:span text:style-name="T1"> file scope</text:span></text:p>
                  </text:list-item>
                </text:list>
              </text:list-item>
              <text:list-item>
                <text:p><text:span text:style-name="T1">Namespaces</text:span> and <text:span text:style-name="T3">using</text:span></text:p>
              </text:list-item>
              <text:list-item>
                <text:p><text:span text:style-name="T1">Class variables</text:span> (static member variables)</text:p>
                <text:list>
                  <text:list-item>
                    <text:p>Application: shared data <text:span text:style-name="T1">tables</text:span></text:p>
                  </text:list-item>
                </text:list>
              </text:list-item>
              <text:list-item>
                <text:p><text:span text:style-name="T1">Class methods</text:span> (static member functions)</text:p>
                <text:list>
                  <text:list-item>
                    <text:p>Application: <text:span text:style-name="T1">singleton</text:span> class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Managing Name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As your projects get more complex, the number of <text:span text:style-name="T1">names</text:span> to manage increases:</text:p>
                <text:list>
                  <text:list-item>
                    <text:p><text:span text:style-name="T1">Variables</text:span>, <text:span text:style-name="T1">functions</text:span>, <text:span text:style-name="T1">classes</text:span>, <text:span text:style-name="T1">libraries</text:span></text:p>
                  </text:list-item>
                </text:list>
              </text:list-item>
              <text:list-item>
                <text:p>The keyword <text:span text:style-name="T3">static</text:span> has two basic uses:</text:p>
                <text:list>
                  <text:list-item>
                    <text:p>Static <text:span text:style-name="T1">storage</text:span>: <text:span text:style-name="T1">persistent</text:span> data, allocated once and reused</text:p>
                  </text:list-item>
                  <text:list-item>
                    <text:p>Static <text:span text:style-name="T1">visibility</text:span>: file <text:span text:style-name="T1">scope</text:span></text:p>
                  </text:list-item>
                </text:list>
              </text:list-item>
              <text:list-item>
                <text:p><text:span text:style-name="T1">Namespaces</text:span> are a C++ way to manage nam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tatic local variable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Local <text:span text:style-name="T1">variables</text:span> inside functions flagged as <text:span text:style-name="T3">static</text:span> are <text:span text:style-name="T1">persistent</text:span> across calls to the function:</text:p>
                <text:list>
                  <text:list-item>
                    <text:list>
                      <text:list-item>
                        <text:p><text:span text:style-name="T4">int tick() {</text:span></text:p>
                        <text:list>
                          <text:list-item>
                            <text:p><text:span text:style-name="T4">static int counter = 0;</text:span></text:p>
                          </text:list-item>
                          <text:list-item>
                            <text:p><text:span text:style-name="T4">return ++counter; }</text:span></text:p>
                          </text:list-item>
                        </text:list>
                      </text:list-item>
                    </text:list>
                  </text:list-item>
                  <text:list-item>
                    <text:p>Static vars last until<text:span text:style-name="T3"> main()</text:span> finishes or <text:span text:style-name="T3">exit() </text:span>is called</text:p>
                  </text:list-item>
                  <text:list-item>
                    <text:p><text:span text:style-name="T1">Objects</text:span> may be static vars, too:</text:p>
                    <text:list>
                      <text:list-item>
                        <text:p><text:span text:style-name="T1">Destructor</text:span> is called when<text:span text:style-name="T3"> main()</text:span> finishes</text:p>
                      </text:list-item>
                      <text:list-item>
                        <text:p>Destructors <text:span text:style-name="T1">not</text:span> called if use <text:span text:style-name="T3">abort()</text:span> instead of <text:span text:style-name="T3">exit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tatic (internal) linkage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When applied to <text:span text:style-name="T1">global</text:span> names, <text:span text:style-name="T3">static</text:span> indicates <text:span text:style-name="T1">internal linkage</text:span></text:p>
                <text:list>
                  <text:list-item>
                    <text:p>By default, global names (not inside a class or function) are visible <text:span text:style-name="T1">everywhere</text:span></text:p>
                    <text:list>
                      <text:list-item>
                        <text:p>Even to <text:span text:style-name="T1">other</text:span> <text:span text:style-name="T1">files</text:span> / translation units</text:p>
                      </text:list-item>
                      <text:list-item>
                        <text:p>This is called e<text:span text:style-name="T1">xternal linkage</text:span></text:p>
                      </text:list-item>
                    </text:list>
                  </text:list-item>
                  <text:list-item>
                    <text:p><text:span text:style-name="T3">static</text:span> limits visibility to just this <text:span text:style-name="T1">file</text:span></text:p>
                  </text:list-item>
                </text:list>
              </text:list-item>
              <text:list-item>
                <text:p>Useful for <text:span text:style-name="T1">variables</text:span> declared in <text:span text:style-name="T1">headers</text:span></text:p>
                <text:list>
                  <text:list-item>
                    <text:p>What if header gets <text:span text:style-name="T3">#include</text:span>d into several translation units?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Creating namespaces</text:p>
          </draw:text-box>
        </draw:frame>
        <draw:frame presentation:style-name="pr6" draw:layer="layout" svg:width="25.199cm" svg:height="14.521cm" svg:x="1.4cm" svg:y="4.507cm" presentation:class="outline" presentation:user-transformed="true">
          <draw:text-box>
            <text:list text:style-name="L2">
              <text:list-item>
                <text:p>A C++ <text:span text:style-name="T1">namespace</text:span> is a container for names, in order to help manage names</text:p>
                <text:list>
                  <text:list-item>
                    <text:list>
                      <text:list-item>
                        <text:p><text:span text:style-name="T4">namespace AppleLib {</text:span></text:p>
                        <text:list>
                          <text:list-item>
                            <text:p><text:span text:style-name="T4">extern int numApples;</text:span></text:p>
                          </text:list-item>
                          <text:list-item>
                            <text:p><text:span text:style-name="T4">class Apple { ...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</text:list>
                  </text:list-item>
                </text:list>
              </text:list-item>
              <text:list-item>
                <text:p>Namespace definitions can be spread across <text:span text:style-name="T1">multiple</text:span> files:</text:p>
                <text:list>
                  <text:list-item>
                    <text:p>Use the same <text:span text:style-name="T3">namespace</text:span> container</text:p>
                  </text:list-item>
                </text:list>
              </text:list-item>
              <text:list-item>
                <text:p>Namespaces may be <text:span text:style-name="T1">aliased</text:span>:</text:p>
                <text:list>
                  <text:list-item>
                    <text:list>
                      <text:list-item>
                        <text:p><text:span text:style-name="T5">namespace AL = AppleLib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Default file namespace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Each <text:span text:style-name="T1">translation unit</text:span> (compiled file) has its own <text:span text:style-name="T1">anonymous</text:span> namespace:</text:p>
                <text:list>
                  <text:list-item>
                    <text:list>
                      <text:list-item>
                        <text:p><text:span text:style-name="T4">namespace {</text:span></text:p>
                        <text:list>
                          <text:list-item>
                            <text:p><text:span text:style-name="T4">class Student { …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ems in this namespace can be used in that file <text:span text:style-name="T1">without</text:span> qualifier, but not <text:span text:style-name="T1">outside</text:span> that file</text:p>
                <text:list>
                  <text:list-item>
                    <text:p>It's the C++ way of doing <text:span text:style-name="T1">file static</text:span> (internal linkag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Accessing namespaces (::)</text:p>
          </draw:text-box>
        </draw:frame>
        <draw:frame presentation:style-name="pr6" draw:layer="layout" svg:width="25.199cm" svg:height="15.191cm" svg:x="1.4cm" svg:y="4.507cm" presentation:class="outline" presentation:user-transformed="true">
          <draw:text-box>
            <text:list text:style-name="L2">
              <text:list-item>
                <text:p>An item inside a namespace can be specified using its namespace:</text:p>
                <text:list>
                  <text:list-item>
                    <text:list>
                      <text:list-item>
                        <text:p><text:span text:style-name="T4">namespace AppleLib {</text:span></text:p>
                        <text:list>
                          <text:list-item>
                            <text:p><text:span text:style-name="T4">class Apple {</text:span></text:p>
                            <text:list>
                              <text:list-item>
                                <text:p><text:span text:style-name="T4">string name;</text:span></text:p>
                              </text:list-item>
                              <text:list-item>
                                <text:p><text:span text:style-name="T4">void setName(string n);</text:span></text:p>
                              </text:list-item>
                            </text:list>
                          </text:list-item>
                          <text:list-item>
                            <text:p><text:span text:style-name="T4">}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  <text:list-item>
                        <text:p><text:span text:style-name="T4">void AppleLib::Apple::setName(string n)</text:span></text:p>
                      </text:list-item>
                      <text:list-item>
                        <text:p><text:span text:style-name="T4">{ name = n; }</text:span></text:p>
                      </text:list-item>
                      <text:list-item>
                        <text:p><text:span text:style-name="T4">AppleLib::Apple myAp;</text:span></text:p>
                      </text:list-item>
                      <text:list-item>
                        <text:p><text:span text:style-name="T4">myAp.setName(“Fuji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using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The <text:span text:style-name="T3">using</text:span> directive permits you to use items from the specified namespace <text:span text:style-name="T1">without</text:span> qualifier:</text:p>
                <text:list>
                  <text:list-item>
                    <text:list>
                      <text:list-item>
                        <text:p><text:span text:style-name="T4">using namespace AppleLib;</text:span></text:p>
                      </text:list-item>
                      <text:list-item>
                        <text:p><text:span text:style-name="T4">Apple myAp;</text:span><text:span text:style-name="T4"><text:tab/></text:span><text:span text:style-name="T4"><text:tab/></text:span><text:span text:style-name="T4">// don't need AppleLib::</text:span></text:p>
                      </text:list-item>
                    </text:list>
                  </text:list-item>
                </text:list>
              </text:list-item>
              <text:list-item>
                <text:p>You can also use just <text:span text:style-name="T1">one</text:span> item from a namespace:</text:p>
                <text:list>
                  <text:list-item>
                    <text:list>
                      <text:list-item>
                        <text:p><text:span text:style-name="T4">using AppleLib::Apple;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ule of thumb</text:span>: global <text:span text:style-name="T3">using</text:span> directives go only in <text:span text:style-name="T3">*.cpp</text:span> files, not in <text:span text:style-name="T1">header</text:span> files! (Why?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.081cm" svg:height="2.927cm" svg:x="1cm" svg:y="0.462cm" presentation:class="title" presentation:user-transformed="true">
          <draw:text-box>
            <text:p>Class variables (static members)</text:p>
          </draw:text-box>
        </draw:frame>
        <draw:frame presentation:style-name="pr6" draw:layer="layout" svg:width="26.044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Class variables</text:span> are shared by all instances of the class</text:p>
                <text:list>
                  <text:list-item>
                    <text:p>e.g., many connections to <text:span text:style-name="T1">shared database</text:span></text:p>
                  </text:list-item>
                  <text:list-item>
                    <text:p>e.g., track # of instances: enforce <text:span text:style-name="T1">singleton</text:span></text:p>
                  </text:list-item>
                </text:list>
              </text:list-item>
              <text:list-item>
                <text:p>In C++: declare as <text:span text:style-name="T3">static</text:span> in <text:span text:style-name="T1">header</text:span> file:</text:p>
                <text:list>
                  <text:list-item>
                    <text:list>
                      <text:list-item>
                        <text:p><text:span text:style-name="T4">class Apple {</text:span></text:p>
                        <text:list>
                          <text:list-item>
                            <text:p><text:span text:style-name="T4">static int numApples; .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itialize</text:span> it outside class declaration (in .<text:span text:style-name="T1">cpp</text:span> file):</text:p>
                <text:list>
                  <text:list-item>
                    <text:list>
                      <text:list-item>
                        <text:p><text:span text:style-name="T4">int Apple::numApples = 1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Application: shared tables</text:p>
          </draw:text-box>
        </draw:frame>
        <draw:frame presentation:style-name="pr6" draw:layer="layout" svg:width="25.199cm" svg:height="14.185cm" svg:x="1.4cm" svg:y="4.507cm" presentation:class="outline" presentation:user-transformed="true">
          <draw:text-box>
            <text:list text:style-name="L2">
              <text:list-item>
                <text:p><text:span text:style-name="T3">static const</text:span> arrays can be used for<text:line-break/><text:span text:style-name="T1">shared data tables</text:span> used by all instances</text:p>
              </text:list-item>
              <text:list-item>
                <text:p>e.g., a class to break up words into <text:span text:style-name="T1">syllables</text:span>:</text:p>
                <text:list>
                  <text:list-item>
                    <text:p><text:span text:style-name="T4">class Syllababble {</text:span></text:p>
                    <text:list>
                      <text:list-item>
                        <text:p><text:span text:style-name="T4">static const char vowels[];</text:span></text:p>
                      </text:list-item>
                    </text:list>
                  </text:list-item>
                  <text:list-item>
                    <text:p><text:span text:style-name="T4">}</text:span></text:p>
                  </text:list-item>
                  <text:list-item>
                    <text:p><text:span text:style-name="T4">const char Syllababble::vowels[] =</text:span><text:span text:style-name="T4"><text:line-break/></text:span><text:span text:style-name="T4">{ 'a', 'e', 'i', 'o', 'u', 'y' };</text:span></text:p>
                  </text:list-item>
                </text:list>
              </text:list-item>
              <text:list-item>
                <text:p>Only <text:span text:style-name="T1">integral</text:span> built-in types may be initialized inline; all other <text:span text:style-name="T3">static const</text:span>s must be <text:span text:style-name="T1">initialized</text:span> outside the class (typically, in the <text:span text:style-name="T3">*.cpp</text:span> file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Class methods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Just like class variables, <text:span text:style-name="T1">methods</text:span> may also be made <text:span text:style-name="T3">static</text:span>: associated with the whole <text:span text:style-name="T1">class</text:span>, not with individual <text:span text:style-name="T1">instances</text:span>:</text:p>
                <text:list>
                  <text:list-item>
                    <text:p><text:span text:style-name="T4">class Counter {</text:span></text:p>
                    <text:list>
                      <text:list-item>
                        <text:p><text:span text:style-name="T4">static int count = 0;</text:span></text:p>
                      </text:list-item>
                      <text:list-item>
                        <text:p><text:span text:style-name="T4">public:</text:span></text:p>
                      </text:list-item>
                      <text:list-item>
                        <text:p><text:span text:style-name="T4">static int inc() { return ++count; }</text:span></text:p>
                      </text:list-item>
                    </text:list>
                  </text:list-item>
                  <text:list-item>
                    <text:p><text:span text:style-name="T4">}</text:span></text:p>
                  </text:list-item>
                  <text:list-item>
                    <text:p><text:span text:style-name="T4">Counter::inc();</text:span><text:span text:style-name="T4"><text:tab/></text:span><text:span text:style-name="T4"><text:tab/></text:span><text:span text:style-name="T4"><text:tab/></text:span><text:span text:style-name="T6">// no instance needed!</text:span></text:p>
                  </text:list-item>
                </text:list>
              </text:list-item>
              <text:list-item>
                <text:p>May only access other static <text:span text:style-name="T1">methods</text:span>/<text:span text:style-name="T1">variable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Aside: Java's main()</text:p>
          </draw:text-box>
        </draw:frame>
        <draw:frame presentation:style-name="pr6" draw:layer="layout" svg:width="26.2cm" svg:height="15.485cm" svg:x="1.4cm" svg:y="3.907cm" presentation:class="outline" presentation:user-transformed="true">
          <draw:text-box>
            <text:list text:style-name="L2">
              <text:list-item>
                <text:p>In <text:span text:style-name="T1">Java</text:span>, everything must go inside a <text:span text:style-name="T1">class</text:span></text:p>
                <text:list>
                  <text:list-item>
                    <text:p>Every <text:span text:style-name="T1">file</text:span> has <text:span text:style-name="T1">one</text:span> public class</text:p>
                  </text:list-item>
                  <text:list-item>
                    <text:p>Same <text:span text:style-name="T1">name</text:span> as the file</text:p>
                  </text:list-item>
                </text:list>
              </text:list-item>
              <text:list-item>
                <text:p><text:span text:style-name="T3">main()</text:span> is just a <text:span text:style-name="T1">method</text:span> within that class</text:p>
                <text:list>
                  <text:list-item>
                    <text:p>Must be declared <text:span text:style-name="T1">public static</text:span>:</text:p>
                  </text:list-item>
                  <text:list-item>
                    <text:p><text:span text:style-name="T4">public class HelloWorld {</text:span></text:p>
                    <text:list>
                      <text:list-item>
                        <text:p><text:span text:style-name="T4">public static void main( String args[] ) {</text:span></text:p>
                        <text:list>
                          <text:list-item>
                            <text:p><text:span text:style-name="T4">System.out.println(“Hi!”);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</text:list>
                  </text:list-item>
                  <text:list-item>
                    <text:p><text:span text:style-name="T4">}</text:span></text:p>
                  </text:list-item>
                </text:list>
              </text:list-item>
              <text:list-item>
                <text:p>Not instantiated; just run <text:span text:style-name="T1">HelloWorld::main(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Application: singleton</text:p>
          </draw:text-box>
        </draw:frame>
        <draw:frame presentation:style-name="pr6" draw:layer="layout" svg:width="25.199cm" svg:height="15.163cm" svg:x="1.4cm" svg:y="3.907cm" presentation:class="outline" presentation:user-transformed="true">
          <draw:text-box>
            <text:list text:style-name="L2">
              <text:list-item>
                <text:p>A <text:span text:style-name="T1">singleton</text:span> is a class that only allows <text:span text:style-name="T1">one</text:span> instance to be created</text:p>
                <text:list>
                  <text:list-item>
                    <text:p>e.g., domain controller, DHCP server, etc.</text:p>
                  </text:list-item>
                </text:list>
              </text:list-item>
              <text:list-item>
                <text:p>Use <text:span text:style-name="T1">static</text:span> members and a <text:span text:style-name="T1">private constructor</text:span>:</text:p>
                <text:list>
                  <text:list-item>
                    <text:p><text:span text:style-name="T4">class Egg {</text:span></text:p>
                    <text:list>
                      <text:list-item>
                        <text:p><text:span text:style-name="T4">static Egg e;</text:span><text:span text:style-name="T4"><text:tab/></text:span><text:span text:style-name="T4"><text:tab/></text:span><text:span text:style-name="T4"><text:tab/></text:span><text:span text:style-name="T4"><text:tab/></text:span><text:span text:style-name="T6">// the one instance</text:span></text:p>
                      </text:list-item>
                      <text:list-item>
                        <text:p><text:span text:style-name="T4">int chick;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6">// payload</text:span></text:p>
                      </text:list-item>
                      <text:list-item>
                        <text:p><text:span text:style-name="T4">Egg( int c ) : chick(c) {}</text:span><text:span text:style-name="T6"><text:tab/></text:span><text:span text:style-name="T6">// constructor</text:span></text:p>
                      </text:list-item>
                      <text:list-item>
                        <text:p><text:span text:style-name="T4">Egg(const Egg &amp;);</text:span><text:span text:style-name="T4"><text:tab/></text:span><text:span text:style-name="T4"><text:tab/></text:span><text:span text:style-name="T6">// disallow copy</text:span></text:p>
                      </text:list-item>
                    </text:list>
                  </text:list-item>
                  <text:list-item>
                    <text:p><text:span text:style-name="T4">public:</text:span></text:p>
                    <text:list>
                      <text:list-item>
                        <text:p><text:span text:style-name="T4">static Egg* theEgg() { return e;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Singleton: usage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Use the static <text:span text:style-name="T1">class method</text:span> to access the singleton instance:</text:p>
                <text:list>
                  <text:list-item>
                    <text:p><text:span text:style-name="T4">Egg e = Egg::theEgg();</text:span></text:p>
                  </text:list-item>
                </text:list>
              </text:list-item>
              <text:list-item>
                <text:p>But we can't create a <text:span text:style-name="T1">new</text:span> Egg because the <text:span text:style-name="T1">constructor</text:span> is private:</text:p>
                <text:list>
                  <text:list-item>
                    <text:p><text:span text:style-name="T4">Egg myEgg(5);</text:span><text:span text:style-name="T4"><text:tab/></text:span><text:span text:style-name="T4"><text:tab/></text:span><text:span text:style-name="T6">// doesn't work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1" draw:display-name="Bitmape 1" xlink:href="Pictures/10000000000003390000027D62A2010E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15T12:24:22</meta:creation-date>
    <dc:date>2009-02-02T14:32:44</dc:date>
    <meta:editing-cycles>108</meta:editing-cycles>
    <meta:editing-duration>PT121H55M15S</meta:editing-duration>
    <meta:document-statistic meta:object-count="222"/>
    <meta:user-defined meta:name="Info 1"/>
    <meta:user-defined meta:name="Info 2"/>
    <meta:user-defined meta:name="Info 3"/>
    <meta:user-defined meta:name="Info 4"/>
  </office:meta>
</office:document-meta>
</file>